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0088" officeooo:paragraph-rsid="000dea2b"/>
    </style:style>
    <style:style style:name="P2" style:family="paragraph" style:parent-style-name="Standard">
      <style:text-properties fo:font-weight="bold" officeooo:rsid="000b0088" officeooo:paragraph-rsid="000dea2b" style:font-weight-asian="bold" style:font-weight-complex="bold"/>
    </style:style>
    <style:style style:name="P3" style:family="paragraph" style:parent-style-name="Standard">
      <style:text-properties officeooo:paragraph-rsid="000dea2b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STEP TWO – <text:span text:style-name="T1">PORT &amp; SERVICE USING NMAP</text:span></text:p>
      <text:p text:style-name="P1"/>
      <text:p text:style-name="P1"/>
      <text:p text:style-name="P1">Goal: To do stage scans. From quick to deeper.</text:p>
      <text:p text:style-name="P1"/>
      <text:p text:style-name="P1">1. Command Used: <text:tab/><text:tab/><text:tab/><text:span text:style-name="T1">nmap -sS testfire.net</text:span></text:p>
      <text:p text:style-name="P1"/>
      <text:p text:style-name="P1">Result:-</text:p>
      <text:p text:style-name="P1"/>
      <text:p text:style-name="P2">Ports available: </text:p>
      <text:p text:style-name="P2"/>
      <text:p text:style-name="P2">PORT <text:s text:c="4"/>STATE SERVICE</text:p>
      <text:p text:style-name="P2">80/tcp <text:s text:c="2"/>open <text:s/>http</text:p>
      <text:p text:style-name="P2">443/tcp <text:s/>open <text:s/>https</text:p>
      <text:p text:style-name="P2">8080/tcp open <text:s/>http-proxy</text:p>
      <text:p text:style-name="P2"/>
      <text:p text:style-name="P1">//////////////////////////</text:p>
      <text:p text:style-name="P1"/>
      <text:p text:style-name="P1">2. Command Used: <text:tab/><text:tab/><text:tab/><text:span text:style-name="T1">nmap -sV -p 22,80,443 -sC testfire.net <text:s/></text:span></text:p>
      <text:p text:style-name="P1"/>
      <text:p text:style-name="P1">Result:</text:p>
      <text:p text:style-name="P1"/>
      <text:p text:style-name="P1"/>
      <text:p text:style-name="P2">PORT <text:s text:c="3"/>STATE <text:s text:c="3"/>SERVICE <text:s/>VERSION</text:p>
      <text:p text:style-name="P2">22/tcp <text:s/>filtered ssh</text:p>
      <text:p text:style-name="P2">80/tcp <text:s/>open <text:s text:c="4"/>http <text:s text:c="4"/>Apache Tomcat/Coyote JSP engine 1.1</text:p>
      <text:p text:style-name="P2">|_http-server-header: Apache-Coyote/1.1</text:p>
      <text:p text:style-name="P2">|_http-title: Altoro Mutual</text:p>
      <text:p text:style-name="P2">443/tcp open <text:s text:c="4"/>ssl/http Apache Tomcat/Coyote JSP engine 1.1</text:p>
      <text:p text:style-name="P2">| ssl-cert: Subject: commonName=demo.testfire.net</text:p>
      <text:p text:style-name="P2">| Subject Alternative Name: DNS:demo.testfire.net</text:p>
      <text:p text:style-name="P2">| Not valid before: 2025-05-21T00:00:00</text:p>
      <text:p text:style-name="P2">|_Not valid after: <text:s/>2026-06-21T23:59:59</text:p>
      <text:p text:style-name="P2">|_http-title: Altoro Mutual</text:p>
      <text:p text:style-name="P2">|_ssl-date: 2025-09-12T11:01:14+00:00; -1s from scanner time.</text:p>
      <text:p text:style-name="P2"/>
      <text:p text:style-name="P2">Host script results:</text:p>
      <text:p text:style-name="P2">|_clock-skew: -1s</text:p>
      <text:p text:style-name="P2"/>
      <text:p text:style-name="P1"/>
      <text:p text:style-name="P1">////////////////////////////////</text:p>
      <text:p text:style-name="P1"/>
      <text:p text:style-name="P1">3. Command Used:<text:tab/><text:tab/><text:tab/> <text:span text:style-name="T1">nmap -sV -p 1-65535 -sC testfire.net</text:span></text:p>
      <text:p text:style-name="P1"/>
      <text:p text:style-name="P1">Result:</text:p>
      <text:p text:style-name="P2"/>
      <text:p text:style-name="P2">PORT <text:s text:c="4"/>STATE SERVICE <text:s text:c="3"/>VERSION</text:p>
      <text:p text:style-name="P2">80/tcp <text:s text:c="2"/>open <text:s/>tcpwrapped</text:p>
      <text:p text:style-name="P2">443/tcp <text:s/>open <text:s/>tcpwrapped</text:p>
      <text:p text:style-name="P2">| ssl-cert: Subject: commonName=demo.testfire.net</text:p>
      <text:p text:style-name="P2">| Subject Alternative Name: DNS:demo.testfire.net</text:p>
      <text:p text:style-name="P2"><text:soft-page-break/>| Not valid before: 2025-05-21T00:00:00</text:p>
      <text:p text:style-name="P2">|_Not valid after: <text:s/>2026-06-21T23:59:59</text:p>
      <text:p text:style-name="P2">8080/tcp open <text:s/>tcpwrapped</text:p>
      <text:p text:style-name="P2"/>
      <text:p text:style-name="P1">/////////////////////////////</text:p>
      <text:p text:style-name="P1"/>
      <text:p text:style-name="P1">4. Command Used: <text:tab/><text:tab/><text:tab/><text:span text:style-name="T1">nmap -sV -p- testfire.net</text:span></text:p>
      <text:p text:style-name="P1"/>
      <text:p text:style-name="P1">Result:</text:p>
      <text:p text:style-name="P1"/>
      <text:p text:style-name="P2">PORT <text:s text:c="4"/>STATE SERVICE <text:s text:c="3"/>VERSION</text:p>
      <text:p text:style-name="P2">80/tcp <text:s text:c="2"/>open <text:s/>tcpwrapped</text:p>
      <text:p text:style-name="P2">443/tcp <text:s/>open <text:s/>tcpwrapped</text:p>
      <text:p text:style-name="P2">8080/tcp open <text:s/>tcpwrapped</text:p>
      <text:p text:style-name="P1"/>
      <text:p text:style-name="P1">//////////////////////////////</text:p>
      <text:p text:style-name="P1"/>
      <text:p text:style-name="P1">5. Command Used:<text:tab/><text:tab/><text:tab/><text:span text:style-name="T1">nmap -O --osscan-guess testfire.net </text:span></text:p>
      <text:p text:style-name="P1"/>
      <text:p text:style-name="P1">Result:</text:p>
      <text:p text:style-name="P1"/>
      <text:p text:style-name="P2">ORT <text:s text:c="4"/>STATE SERVICE</text:p>
      <text:p text:style-name="P2">80/tcp <text:s text:c="2"/>open <text:s/>http</text:p>
      <text:p text:style-name="P2">443/tcp <text:s/>open <text:s/>https</text:p>
      <text:p text:style-name="P2">8080/tcp open <text:s/>http-proxy</text:p>
      <text:p text:style-name="P2">Warning: OSScan results may be unreliable because we could not find at least 1 open and 1 closed port</text:p>
      <text:p text:style-name="P2">Device type: storage-misc|printer</text:p>
      <text:p text:style-name="P2">Running (JUST GUESSING): Netgear embedded (87%), Brother embedded (85%)</text:p>
      <text:p text:style-name="P2">OS CPE: cpe:/h:brother:mfc-7820n</text:p>
      <text:p text:style-name="P2">Aggressive OS guesses: Netgear SC101 Storage Central NAS device (87%), Brother MFC-7820N printer (85%)</text:p>
      <text:p text:style-name="P2">No exact OS matches for host (test conditions non-ideal).</text:p>
      <text:p text:style-name="P1"/>
      <text:p text:style-name="P1">///////////////////////////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21:04:44.075330612</meta:creation-date>
    <dc:date>2025-09-12T21:16:01.291359587</dc:date>
    <meta:editing-duration>PT11M18S</meta:editing-duration>
    <meta:editing-cycles>2</meta:editing-cycles>
    <meta:generator>LibreOffice/24.2.7.2$Linux_X86_64 LibreOffice_project/420$Build-2</meta:generator>
    <meta:print-date>2025-09-12T21:15:55.174143352</meta:print-date>
    <meta:document-statistic meta:table-count="0" meta:image-count="0" meta:object-count="0" meta:page-count="2" meta:paragraph-count="58" meta:word-count="252" meta:character-count="2037" meta:non-whitespace-character-count="1756"/>
  </office:meta>
</office:document-meta>
</file>